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073cm" svg:y1="1.757cm" svg:x2="6.059cm" svg:y2="1.757cm">
          <text:p/>
        </draw:line>
        <draw:line draw:style-name="gr1" draw:text-style-name="P1" draw:layer="layout" svg:x1="1.075cm" svg:y1="1.76cm" svg:x2="2.375cm" svg:y2="0.785cm">
          <text:p/>
        </draw:line>
        <draw:line draw:style-name="gr1" draw:text-style-name="P1" draw:layer="layout" svg:x1="6.311cm" svg:y1="2.071cm" svg:x2="6.059cm" svg:y2="1.751cm">
          <text:p/>
        </draw:line>
        <draw:line draw:style-name="gr1" draw:text-style-name="P1" draw:layer="layout" svg:x1="1.065cm" svg:y1="1.765cm" svg:x2="6.307cm" svg:y2="2.07cm">
          <text:p/>
        </draw:line>
        <draw:path draw:style-name="gr2" draw:text-style-name="P1" draw:layer="layout" svg:width="0.031cm" svg:height="0.082cm" svg:x="1.183cm" svg:y="1.678cm" svg:viewBox="0 0 32 83" svg:d="m0 0c20 16 32 40 32 68 0 5 0 10-1 15">
          <text:p/>
        </draw:path>
        <draw:frame draw:style-name="gr3" draw:layer="layout" svg:width="1.294cm" svg:height="0.527cm" svg:x="1.525cm" svg:y="1.20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id="id2" draw:layer="layout" svg:x1="3.245cm" svg:y1="1.751cm" svg:x2="3.265cm" svg:y2="1.888cm">
          <draw:glue-point draw:id="4" svg:x="1.5cm" svg:y="0.729cm"/>
          <text:p/>
        </draw:line>
        <draw:frame draw:style-name="gr3" draw:id="id1" draw:layer="layout" svg:width="1.298cm" svg:height="0.527cm" svg:x="3.311cm" svg:y="2.61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1" draw:text-style-name="P1" draw:layer="layout" draw:type="curve" svg:x1="3.96cm" svg:y1="2.617cm" svg:x2="3.258cm" svg:y2="1.828cm" draw:start-shape="id1" draw:start-glue-point="0" draw:end-shape="id2" draw:end-glue-point="4" svg:d="m3960 2617c0-526-234-789-702-789">
          <text:p/>
        </draw:connector>
        <draw:frame draw:style-name="gr3" draw:layer="layout" svg:width="0.774cm" svg:height="0.576cm" svg:x="5.133cm" svg:y="1.1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665cm" svg:height="0.576cm" svg:x="5.674cm" svg:y="2.1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1.41cm" svg:height="0.576cm" svg:x="6.265cm" svg:y="1.36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575cm" svg:height="0.576cm" svg:x="1.608cm" svg:y="0.343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date>2011-09-10T15:47:57</dc:date>
    <dc:creator>khalid khan</dc:creator>
    <meta:editing-duration>PT00H01M53S</meta:editing-duration>
    <meta:editing-cycles>1</meta:editing-cycles>
    <meta:document-statistic meta:object-count="1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n>36.87</math:mn>
      <math:mn>0</math:mn>
    </math:msup>
    <math:annotation math:encoding="StarMath 5.0">36.87^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n>3.266</math:mn>
      <math:mn>0</math:mn>
    </math:msup>
    <math:annotation math:encoding="StarMath 5.0">3.266^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V</math:mi>
        <math:mi math:fontstyle="italic">sa</math:mi>
      </math:msub>
      <math:mo math:stretchy="false">ˆ</math:mo>
    </math:mover>
    <math:annotation math:encoding="StarMath 5.0">hat {V}_{sa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E</math:mi>
        <math:mi>a</math:mi>
      </math:msub>
      <math:mo math:stretchy="false">ˆ</math:mo>
    </math:mover>
    <math:annotation math:encoding="StarMath 5.0">hat {E}_{a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j</math:mi>
      <math:mover math:accent="true">
        <math:msub>
          <math:mi>I</math:mi>
          <math:mi>a</math:mi>
        </math:msub>
        <math:mo math:stretchy="false">ˆ</math:mo>
      </math:mover>
      <math:msub>
        <math:mi>X</math:mi>
        <math:mi>s</math:mi>
      </math:msub>
    </math:mrow>
    <math:annotation math:encoding="StarMath 5.0">j hat {I}_a X_s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i>I</math:mi>
        <math:mi>a</math:mi>
      </math:msub>
      <math:mo math:stretchy="false">ˆ</math:mo>
    </math:mover>
    <math:annotation math:encoding="StarMath 5.0">hat {I}_a</math:annotation>
  </math:semantics>
</math:math>
</file>